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on-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on-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7">
            <text:p>67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9">
            <text:p>109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75">
            <text:p>4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88">
            <text:p>53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6">
            <text:p>96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9">
            <text:p>748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5">
            <text:p>175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5">
            <text:p>1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73">
            <text:p>3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11">
            <text:p>1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6">
            <text:p>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363">
            <text:p>36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7">
            <text:p>578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98">
            <text:p>498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3">
            <text:p>14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08">
            <text:p>9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6">
            <text:p>2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7">
            <text:p>39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1">
            <text:p>672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9627">
            <text:p>196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85">
            <text:p>185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4">
            <text:p>3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1">
            <text:p>4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2">
            <text:p>914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313">
            <text:p>31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4">
            <text:p>8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4">
            <text:p>19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1">
            <text:p>2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313">
            <text:p>4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92">
            <text:p>4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74">
            <text:p>7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5">
            <text:p>78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481">
            <text:p>448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3">
            <text:p>18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9">
            <text:p>436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52">
            <text:p>35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9">
            <text:p>2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35">
            <text:p>335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2">
            <text:p>14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0">
            <text:p>8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on-campus-" style:display-name="PageStyle_disciplinary-actions-on-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